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0"/>
    <style:style style:name="P2" style:family="paragraph" style:parent-style-name="Text_20_body" style:list-style-name="L11"/>
    <style:style style:name="P3" style:family="paragraph" style:parent-style-name="Text_20_body" style:list-style-name="L13"/>
    <style:style style:name="P4" style:family="paragraph" style:parent-style-name="Text_20_body" style:list-style-name="L1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Text_20_body" style:list-style-name="L5">
      <style:paragraph-properties fo:margin-top="0cm" fo:margin-bottom="0cm"/>
    </style:style>
    <style:style style:name="P10" style:family="paragraph" style:parent-style-name="Text_20_body" style:list-style-name="L6">
      <style:paragraph-properties fo:margin-top="0cm" fo:margin-bottom="0cm"/>
    </style:style>
    <style:style style:name="P11" style:family="paragraph" style:parent-style-name="Text_20_body" style:list-style-name="L7">
      <style:paragraph-properties fo:margin-top="0cm" fo:margin-bottom="0cm"/>
    </style:style>
    <style:style style:name="P12" style:family="paragraph" style:parent-style-name="Text_20_body" style:list-style-name="L8">
      <style:paragraph-properties fo:margin-top="0cm" fo:margin-bottom="0cm"/>
    </style:style>
    <style:style style:name="P13" style:family="paragraph" style:parent-style-name="Text_20_body" style:list-style-name="L9">
      <style:paragraph-properties fo:margin-top="0cm" fo:margin-bottom="0cm"/>
    </style:style>
    <style:style style:name="P14" style:family="paragraph" style:parent-style-name="Text_20_body" style:list-style-name="L11">
      <style:paragraph-properties fo:margin-top="0cm" fo:margin-bottom="0cm"/>
    </style:style>
    <style:style style:name="P15" style:family="paragraph" style:parent-style-name="Text_20_body" style:list-style-name="L12">
      <style:paragraph-properties fo:margin-top="0cm" fo:margin-bottom="0cm"/>
    </style:style>
    <style:style style:name="P16" style:family="paragraph" style:parent-style-name="Text_20_body" style:list-style-name="L13">
      <style:paragraph-properties fo:margin-top="0cm" fo:margin-bottom="0cm"/>
    </style:style>
    <style:style style:name="P17" style:family="paragraph" style:parent-style-name="Text_20_body" style:list-style-name="L14">
      <style:paragraph-properties fo:margin-top="0cm" fo:margin-bottom="0cm"/>
    </style:style>
    <style:style style:name="P18" style:family="paragraph" style:parent-style-name="Text_20_body" style:list-style-name="L12">
      <style:paragraph-properties fo:padding="0.074cm" fo:border-left="none" fo:border-right="none" fo:border-top="none" fo:border-bottom="0.002cm solid #000000" style:join-border="false"/>
    </style:style>
    <style:style style:name="P19" style:family="paragraph" style:parent-style-name="Text_20_body">
      <style:paragraph-properties fo:margin-left="0cm" fo:margin-right="0cm" style:line-height-at-least="0.503cm" fo:text-indent="0cm" style:auto-text-indent="false"/>
      <style:text-properties style:font-name="sans-serif" fo:font-size="9.75pt"/>
    </style:style>
    <style:style style:name="P20" style:family="paragraph" style:parent-style-name="Text_20_body">
      <style:paragraph-properties fo:margin-left="0cm" fo:margin-right="0cm" style:line-height-at-least="0.503cm" fo:text-indent="0cm" style:auto-text-indent="false"/>
    </style:style>
    <style:style style:name="P21" style:family="paragraph" style:parent-style-name="Text_20_body">
      <style:paragraph-properties fo:margin-left="0cm" fo:margin-right="0cm" fo:line-height="100%" fo:text-indent="0cm" style:auto-text-indent="false"/>
    </style:style>
    <style:style style:name="P22" style:family="paragraph" style:parent-style-name="Heading_20_2">
      <style:paragraph-properties fo:margin-left="0cm" fo:margin-right="0cm" fo:margin-top="0cm" fo:margin-bottom="0cm" style:line-height-at-least="0.503cm" fo:text-indent="0cm" style:auto-text-indent="false" fo:padding-left="0cm" fo:padding-right="0cm" fo:padding-top="0cm" fo:padding-bottom="0.049cm" fo:border-left="none" fo:border-right="none" fo:border-top="none" fo:border-bottom="0.002cm solid #aaaaaa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2bb8" style:text-line-through-style="none" style:font-name="sans-serif" fo:font-size="9.75pt" style:text-underline-style="none" style:text-blinking="false"/>
    </style:style>
    <style:style style:name="T4" style:family="text">
      <style:text-properties fo:color="#002bb8" style:text-line-through-style="none" style:font-name="sans-serif" fo:font-size="9.75pt" fo:font-style="italic" style:text-underline-style="none" style:text-blinking="false"/>
    </style:style>
    <style:style style:name="T5" style:family="text">
      <style:text-properties fo:color="#5a3696" style:text-line-through-style="none" style:font-name="sans-serif" fo:font-size="9.75pt" fo:font-style="italic" style:text-underline-style="none" style:text-blinking="false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9.75pt"/>
    </style:style>
    <style:style style:name="T8" style:family="text">
      <style:text-properties style:font-name="sans-serif" fo:font-size="9.75pt" fo:font-style="italic"/>
    </style:style>
    <style:style style:name="T9" style:family="text">
      <style:text-properties style:font-name="sans-serif" fo:font-size="9.75pt" fo:font-style="italic" fo:font-weight="bold"/>
    </style:style>
    <style:style style:name="T10" style:family="text">
      <style:text-properties style:font-name="sans-serif" fo:font-size="9.75pt" fo:font-weight="bold"/>
    </style:style>
    <style:style style:name="T11" style:family="text">
      <style:text-properties style:font-name="sans-serif" fo:font-size="8.25pt" fo:background-color="#f9f9f9"/>
    </style:style>
    <style:style style:name="T12" style:family="text">
      <style:text-properties style:font-name-asian="sans-serif" style:font-size-asian="9.75pt"/>
    </style:style>
    <style:style style:name="T13" style:family="text">
      <style:text-properties fo:font-size="14.25pt"/>
    </style:style>
    <style:style style:name="T14" style:family="text">
      <style:text-properties fo:font-weight="normal"/>
    </style:style>
    <style:style style:name="T15" style:family="text">
      <style:text-properties fo:color="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://sushisurf.blogspot.com/2010/01/yakisoba.html">Yakisoba</text:a> <text:bookmark text:name="BLOGGER_PHOTO_ID_5425844040222703602"/></text:h>
      <text:section text:style-name="Sect1" text:name="post-body-7285156453183239272">
        <text:p text:style-name="P20"><text:span text:style-name="T9">Yakisoba</text:span><text:span text:style-name="T7"> (</text:span><text:span text:style-name="T12">焼きそば</text:span><text:span text:style-name="T7">), também grafado </text:span><text:span text:style-name="T9">yakissoba</text:span><text:span text:style-name="T7">, é um prato de origem chinesa, muito popular na culinária </text:span><text:a xlink:type="simple" xlink:href="http://pt.wikipedia.org/wiki/Japonês"><text:span text:style-name="T3">japonesa</text:span></text:a><text:span text:style-name="T7">, que significa literalmente </text:span><text:a xlink:type="simple" xlink:href="http://pt.wikipedia.org/wiki/Macarrão"><text:span text:style-name="T3">macarrão</text:span></text:a><text:span text:style-name="T7"> </text:span><text:a xlink:type="simple" xlink:href="http://pt.wikipedia.org/wiki/Sobá"><text:span text:style-name="T5">sobá</text:span></text:a><text:span text:style-name="T7"> frito.</text:span></text:p>
        <text:p text:style-name="P19">O prato, conhecido internacionalmente, é composto por legumes e verduras que podem ou não ser fritos juntamente com o macarrão e aos quais se agrega algum tipo de carne.</text:p>
        <text:p text:style-name="P20"><text:span text:style-name="T7">Comumente, o </text:span><text:span text:style-name="T8">yakisoba</text:span><text:span text:style-name="T7"> japonês é feito com macarrão do tipo </text:span><text:a xlink:type="simple" xlink:href="http://pt.wikipedia.org/wiki/Ramen"><text:span text:style-name="T5">lámen</text:span></text:a><text:span text:style-name="T7"> e é assim que é consumido em diversos lugares, desde restaurantes, passando por </text:span><text:a xlink:type="simple" xlink:href="http://pt.wikipedia.org/wiki/Fast-food"><text:span text:style-name="T4">fast-foods</text:span></text:a><text:span text:style-name="T7"> a feiras populares, no </text:span><text:a xlink:type="simple" xlink:href="http://pt.wikipedia.org/wiki/Japão"><text:span text:style-name="T3">Japão</text:span></text:a><text:span text:style-name="T7"> ou fora dele. É prato indispensável nas festas tradicionais japonesas (</text:span><text:a xlink:type="simple" xlink:href="http://pt.wikipedia.org/wiki/Matsuri"><text:span text:style-name="T4">Matsuris</text:span></text:a><text:span text:style-name="T7">)</text:span></text:p>
        <text:h text:style-name="P22" text:outline-level="2"><text:bookmark text:name="Modo_de_Preparo"/>Modo de Preparo <text:span text:style-name="T11">Uma porção de yakisoba:</text:span></text:h>
        <text:p text:style-name="P20"><text:span text:style-name="T7">O macarrão do </text:span><text:span text:style-name="T8">yakisoba</text:span><text:span text:style-name="T7"> tem que ser do tipo </text:span><text:span text:style-name="T8">sobá</text:span><text:span text:style-name="T7"> ou </text:span><text:span text:style-name="T8">sobá</text:span><text:span text:style-name="T7"> de Okinawa, sendo comum o uso de macarrão do tipo </text:span><text:a xlink:type="simple" xlink:href="http://pt.wikipedia.org/wiki/Talharim"><text:span text:style-name="T3">talharim</text:span></text:a><text:span text:style-name="T7"> e o do tipo </text:span><text:span text:style-name="T8">lámen</text:span><text:span text:style-name="T7">, podendo ainda ser frito ou não.</text:span></text:p>
        <text:p text:style-name="P21"><text:span text:style-name="T8">O yakissoba chinês se mostra menos leve e mais gorduroso que o japonês, mas o conceito técnico do preparo nada difere com relação ao chinês. O que difere são alguns ingredientes mais pesados ou mais leves.</text:span><text:bookmark text:name="cite_ref-0"/><text:a xlink:type="simple" xlink:href="http://pt.wikipedia.org/wiki/Yakisoba#cite_note-0"><text:span text:style-name="T3">[1]</text:span></text:a></text:p>
        <text:p text:style-name="P20"><text:span text:style-name="T7">O </text:span><text:span text:style-name="T8">yakisoba</text:span><text:span text:style-name="T7"> tradicional é geralmente preparado grelhando numa chapa com </text:span><text:a xlink:type="simple" xlink:href="http://pt.wikipedia.org/wiki/Repolho"><text:span text:style-name="T3">repolho</text:span></text:a><text:span text:style-name="T7">, </text:span><text:a xlink:type="simple" xlink:href="http://pt.wikipedia.org/wiki/Cenoura"><text:span text:style-name="T3">cenoura</text:span></text:a><text:span text:style-name="T7">, </text:span><text:a xlink:type="simple" xlink:href="http://pt.wikipedia.org/wiki/Cebola"><text:span text:style-name="T3">cebola</text:span></text:a><text:span text:style-name="T7"> e outras verduras mais </text:span><text:a xlink:type="simple" xlink:href="http://pt.wikipedia.org/wiki/Carne"><text:span text:style-name="T3">carne</text:span></text:a><text:span text:style-name="T7"> bovina finamente fatiada, e temperada com o molho à base de </text:span><text:a xlink:type="simple" xlink:href="http://pt.wikipedia.org/wiki/Shoyu"><text:span text:style-name="T4">shoyu</text:span></text:a><text:span text:style-name="T7"> e óleo de </text:span><text:a xlink:type="simple" xlink:href="http://pt.wikipedia.org/wiki/Gergelim"><text:span text:style-name="T3">gergelim</text:span></text:a><text:span text:style-name="T7"> (similar ao molho de </text:span><text:a xlink:type="simple" xlink:href="http://pt.wikipedia.org/wiki/Okonomiyaki"><text:span text:style-name="T5">okonomiyaki</text:span></text:a><text:span text:style-name="T7">). Depois de acrescentar o macarrão, tudo é bem misturado até que o macarrão frite um pouco.</text:span></text:p>
        <text:p text:style-name="P19">Finalmente o <text:span text:style-name="T2">yakisoba</text:span> é posto em pratos individuais numa porção que costuma ser suficiente para uma refeição completa.</text:p>
        <text:p text:style-name="P21"><text:span text:style-name="T7">Uma alternativa para uma dieta vegetariana, estando fora de casa, é o </text:span><text:span text:style-name="T9">yakisoba</text:span><text:span text:style-name="T10"> de legumes</text:span><text:span text:style-name="T7"> </text:span><text:bookmark text:name="cite_ref-1"/><text:a xlink:type="simple" xlink:href="http://pt.wikipedia.org/wiki/Yakisoba#cite_note-1"><text:span text:style-name="T3">[2]</text:span></text:a><text:span text:style-name="T7"> que é preparado sem adição de carnes e é oferecido normalmente em restaurantes de comida oriental.</text:span></text:p>
      </text:section>
      <text:p text:style-name="Text_20_body"/>
      <text:p text:style-name="Text_20_body">300g de macarrão para yakisoba</text:p>
      <text:list xml:id="list307078619" text:style-name="L1">
        <text:list-item>
          <text:p text:style-name="P5">1 cebola grande picada em pedaços médios</text:p>
        </text:list-item>
      </text:list>
      <text:list xml:id="list386018067" text:style-name="L2">
        <text:list-item>
          <text:p text:style-name="P6">1 colher de sopa de óleo</text:p>
        </text:list-item>
      </text:list>
      <text:list xml:id="list1857927822" text:style-name="L3">
        <text:list-item>
          <text:p text:style-name="P7">1/2 maço pequeno de brócolis</text:p>
        </text:list-item>
      </text:list>
      <text:list xml:id="list65840415" text:style-name="L4">
        <text:list-item>
          <text:p text:style-name="P8">1/2 maço pequeno de couve-flor</text:p>
        </text:list-item>
      </text:list>
      <text:list xml:id="list461028423" text:style-name="L5">
        <text:list-item>
          <text:p text:style-name="P9">250 ml de molho para yakissoba</text:p>
        </text:list-item>
      </text:list>
      <text:list xml:id="list1393041822" text:style-name="L6">
        <text:list-item>
          <text:p text:style-name="P10">6 colheres de sopa de molho shoyu</text:p>
        </text:list-item>
      </text:list>
      <text:list xml:id="list389774471" text:style-name="L7">
        <text:list-item>
          <text:p text:style-name="P11">400g de tirinhas de carne (mignon, patinho ou alcatra)</text:p>
        </text:list-item>
      </text:list>
      <text:list xml:id="list2106059629" text:style-name="L8">
        <text:list-item>
          <text:p text:style-name="P12">100 g de champignon</text:p>
        </text:list-item>
      </text:list>
      <text:list xml:id="list1567142917" text:style-name="L9">
        <text:list-item>
          <text:p text:style-name="P13">1 cenoura cortada em diagonal</text:p>
        </text:list-item>
      </text:list>
      <text:list xml:id="list212130408" text:style-name="L10">
        <text:list-item>
          <text:p text:style-name="P1">4 folhas de acelga cortadas em diagonal</text:p>
        </text:list-item>
      </text:list>
      <text:p text:style-name="Text_20_body">Cozinhe o macarrão em água salgada, reserve</text:p>
      <text:list xml:id="list34610993" text:style-name="L11">
        <text:list-item>
          <text:p text:style-name="P14">Numa wok, ou numa panela grande, coloque o óleo e refogue a cebola</text:p>
        </text:list-item>
        <text:list-item>
          <text:p text:style-name="P14">E rapidamente, acrescente a carne, o brócolis, a couve-flor, a cenoura, a acelga e o champignon temperando com shoyu</text:p>
        </text:list-item>
        <text:list-item>
          <text:p text:style-name="P14">Coloque o molho para yakissoba e deixe cozinhar até os legumes ficarem cozidos al dente</text:p>
        </text:list-item>
        <text:list-item>
          <text:p text:style-name="P2">Adicione o macarrão, misturando bem e sirva logo a seguir</text:p>
        </text:list-item>
      </text:list>
      <text:list xml:id="list225819045" text:style-name="L12">
        <text:list-header>
          <text:p text:style-name="P15"><text:span text:style-name="T1">Informações Adicionais</text:span> </text:p>
          <text:p text:style-name="P18">Dica do Chef: Se não encontrar o molho para Yakisoba, utilize apenas o molho shoyu com um toque de óleo de gergelim.<text:line-break/><text:soft-page-break/>Ficará delicioso também. <text:line-break/>Apure os sentidos e bom apetite! </text:p>
        </text:list-header>
      </text:list>
      <text:h text:style-name="Heading_20_3" text:outline-level="3">ingredientes </text:h>
      <text:h text:style-name="Heading_20_4" text:outline-level="4">Para o preparo do macarrão</text:h>
      <text:list xml:id="list1241326830" text:style-name="L13">
        <text:list-item>
          <text:p text:style-name="P16">2 colheres (sopa) de óleo de soja </text:p>
        </text:list-item>
        <text:list-item>
          <text:p text:style-name="P16">1/3 pacote de macarrão instantâneo cozido por 3 min em água fervente </text:p>
        </text:list-item>
        <text:list-item>
          <text:p text:style-name="P16">3 colheres (sopa) de molho de soja </text:p>
        </text:list-item>
        <text:list-item>
          <text:p text:style-name="P3">Óleo de gergelim a gosto </text:p>
        </text:list-item>
      </text:list>
      <text:h text:style-name="Heading_20_4" text:outline-level="4">Para os legumes</text:h>
      <text:list xml:id="list169829539" text:style-name="L14">
        <text:list-item>
          <text:p text:style-name="P17">3 colheres (sopa) de óleo </text:p>
        </text:list-item>
        <text:list-item>
          <text:p text:style-name="P17">300 g de carne (alcatra ou filé mignon) cortada em tiras com 2 cm de largura e 6 cm de comprimento </text:p>
        </text:list-item>
        <text:list-item>
          <text:p text:style-name="P17">1 dente de alho picado </text:p>
        </text:list-item>
        <text:list-item>
          <text:p text:style-name="P17">1/2 cebola cortada em tiras </text:p>
        </text:list-item>
        <text:list-item>
          <text:p text:style-name="P17">Folhas de meio repolho cortadas em quadrados grandes </text:p>
        </text:list-item>
        <text:list-item>
          <text:p text:style-name="P17">1 cenoura laminada e cortada em rodelas </text:p>
        </text:list-item>
        <text:list-item>
          <text:p text:style-name="P17">1 abobrinha em rodelas finas cortadas ao meio </text:p>
        </text:list-item>
        <text:list-item>
          <text:p text:style-name="P17">1 xícara (chá) de broto de feijão </text:p>
        </text:list-item>
        <text:list-item>
          <text:p text:style-name="P17">5 cogumelos frescos (shitake ou shimeji) </text:p>
        </text:list-item>
        <text:list-item>
          <text:p text:style-name="P17">1/2 pimentão verde cortado em quadrados </text:p>
        </text:list-item>
        <text:list-item>
          <text:p text:style-name="P17">5 folhas de acelga cortadas em quadrados </text:p>
        </text:list-item>
        <text:list-item>
          <text:p text:style-name="P17">5 vagens cortadas em pedaços grandes </text:p>
        </text:list-item>
        <text:list-item>
          <text:p text:style-name="P17">1 colher (sopa) de amido dissolvido em 1 xícara (chá) de água </text:p>
        </text:list-item>
        <text:list-item>
          <text:p text:style-name="P17">5 colheres (sopa) de molho de soja </text:p>
        </text:list-item>
        <text:list-item>
          <text:p text:style-name="P17">Óleo de gergelim a gosto </text:p>
        </text:list-item>
        <text:list-item>
          <text:p text:style-name="P4">Sal </text:p>
        </text:list-item>
      </text:list>
      <text:h text:style-name="Heading_20_3" text:outline-level="3">modo de preparo :Para o preparo do macarrão:</text:h>
      <text:p text:style-name="Text_20_body">Numa frigideira grande, aqueça o óleo e o macarrão instantâneo.</text:p>
      <text:p text:style-name="Text_20_body">Adicione o molho de soja e o óleo de gergelim.</text:p>
      <text:p text:style-name="Text_20_body">Deixe por uns 3 min mais ou menos.</text:p>
      <text:p text:style-name="Text_20_body">Reserve.</text:p>
      <text:h text:style-name="Heading_20_4" text:outline-level="4">Para os legumes</text:h>
      <text:p text:style-name="Text_20_body">Numa frigideira grande, aqueça o óleo, junte a carne, o alho e o sal.</text:p>
      <text:p text:style-name="Text_20_body">Frite por uns 2 min.</text:p>
      <text:p text:style-name="Text_20_body">Coloque: repolho, cenoura, abobrinha, broto de feijão, pimentão verde, acelga e vagem.</text:p>
      <text:p text:style-name="Text_20_body">Mexa e deixe cozinhar por cerca de 3 min.</text:p>
      <text:p text:style-name="Text_20_body">Despeje o amido de milho, o molho de soja e o óleo de gergelim.</text:p>
      <text:p text:style-name="Text_20_body">Sirva com o macarr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uario </meta:initial-creator>
    <meta:creation-date>2007-02-05T01:23:38</meta:creation-date>
    <dc:date>2011-05-20T13:23:15</dc:date>
    <dc:creator>usuario </dc:creator>
    <meta:editing-duration>PT00H06M11S</meta:editing-duration>
    <meta:editing-cycles>4</meta:editing-cycles>
    <meta:generator>BrOffice.org/3.2$Linux OpenOffice.org_project/320m12$Build-9483</meta:generator>
    <meta:document-statistic meta:table-count="0" meta:image-count="0" meta:object-count="0" meta:page-count="2" meta:paragraph-count="63" meta:word-count="731" meta:character-count="3979"/>
  </office:meta>
</office:document-meta>
</file>